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291cm"/>
    </style:style>
    <style:style style:name="gr6" style:family="graphic" style:parent-style-name="standard">
      <style:graphic-properties draw:stroke="none" svg:stroke-color="#000000" draw:fill="none" draw:fill-color="#ffffff" fo:min-height="0.292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svg:stroke-width="0.051cm" svg:stroke-color="#33cc66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heads_20_3" draw:marker-end="Arrowheads_20_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00ae00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ae00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layer="layout" svg:width="1.27cm" svg:height="0.962cm" svg:x="4.81cm" svg:y="16.24cm">
              <draw:text-box>
                <text:p>x</text:p>
              </draw:text-box>
            </draw:frame>
            <draw:line draw:style-name="gr2" draw:text-style-name="P1" draw:layer="layout" svg:x1="4.492cm" svg:y1="13.703cm" svg:x2="7.35cm" svg:y2="13.703cm">
              <text:p/>
            </draw:line>
            <draw:line draw:style-name="gr3" draw:text-style-name="P1" draw:layer="layout" svg:x1="4.492cm" svg:y1="13.703cm" svg:x2="4.492cm" svg:y2="16.203cm">
              <text:p/>
            </draw:line>
            <draw:line draw:style-name="gr3" draw:text-style-name="P1" draw:layer="layout" svg:x1="4.492cm" svg:y1="13.703cm" svg:x2="1.992cm" svg:y2="13.703cm">
              <text:p/>
            </draw:line>
            <draw:line draw:style-name="gr4" draw:text-style-name="P1" draw:layer="layout" svg:x1="5.564cm" svg:y1="13.717cm" svg:x2="6.993cm" svg:y2="13.717cm">
              <text:p/>
            </draw:line>
            <draw:line draw:style-name="gr2" draw:text-style-name="P1" draw:layer="layout" svg:x1="4.492cm" svg:y1="13.703cm" svg:x2="4.492cm" svg:y2="16.561cm">
              <text:p/>
            </draw:line>
            <draw:line draw:style-name="gr4" draw:text-style-name="P1" draw:layer="layout" svg:x1="5.564cm" svg:y1="13.674cm" svg:x2="5.564cm" svg:y2="12.274cm">
              <text:p/>
            </draw:line>
            <draw:frame draw:style-name="gr5" draw:layer="layout" svg:width="0.714cm" svg:height="0.962cm" svg:x="7.35cm" svg:y="12.738cm">
              <draw:text-box>
                <text:p>y</text:p>
              </draw:text-box>
            </draw:frame>
            <draw:frame draw:style-name="gr6" draw:text-style-name="P2" draw:layer="layout" svg:width="0.714cm" svg:height="0.962cm" svg:x="6.08cm" svg:y="13.96cm">
              <draw:text-box>
                <text:p><text:span text:style-name="T1">x</text:span></text:p>
              </draw:text-box>
            </draw:frame>
            <draw:frame draw:style-name="gr5" draw:text-style-name="P3" draw:layer="layout" svg:width="0.714cm" svg:height="0.962cm" svg:x="1.556cm" svg:y="12.103cm">
              <draw:text-box>
                <text:p><text:span text:style-name="T2">x</text:span></text:p>
              </draw:text-box>
            </draw:frame>
            <draw:frame draw:style-name="gr5" draw:text-style-name="P2" draw:layer="layout" svg:width="0.714cm" svg:height="0.962cm" svg:x="5.705cm" svg:y="11.561cm">
              <draw:text-box>
                <text:p><text:span text:style-name="T1">y</text:span></text:p>
              </draw:text-box>
            </draw:frame>
            <draw:frame draw:style-name="gr5" draw:text-style-name="P3" draw:layer="layout" svg:width="0.714cm" svg:height="0.962cm" svg:x="2.905cm" svg:y="14.97cm">
              <draw:text-box>
                <text:p><text:span text:style-name="T2">y</text:span></text:p>
              </draw:text-box>
            </draw:frame>
            <draw:line draw:style-name="gr2" draw:text-style-name="P1" draw:layer="layout" svg:x1="2.905cm" svg:y1="5.56cm" svg:x2="5.445cm" svg:y2="5.56cm">
              <text:p/>
            </draw:line>
            <draw:line draw:style-name="gr3" draw:text-style-name="P1" draw:layer="layout" svg:x1="2.905cm" svg:y1="6.83cm" svg:x2="5.445cm" svg:y2="6.83cm">
              <text:p/>
            </draw:line>
            <draw:line draw:style-name="gr4" draw:text-style-name="P1" draw:layer="layout" svg:x1="10.473cm" svg:y1="5.445cm" svg:x2="13.065cm" svg:y2="5.445cm">
              <text:p/>
            </draw:line>
            <draw:frame draw:style-name="gr7" draw:text-style-name="P4" draw:layer="layout" svg:width="5.08cm" svg:height="1.52cm" svg:x="5.445cm" svg:y="4.925cm">
              <draw:text-box>
                <text:p text:style-name="P4"><text:span text:style-name="T3">structure</text:span></text:p>
              </draw:text-box>
            </draw:frame>
            <draw:frame draw:style-name="gr1" draw:text-style-name="P4" draw:layer="layout" svg:width="3.175cm" svg:height="0.885cm" svg:x="5.445cm" svg:y="6.388cm">
              <draw:text-box>
                <text:p text:style-name="P4"><text:span text:style-name="T3">body</text:span></text:p>
              </draw:text-box>
            </draw:frame>
            <draw:frame draw:style-name="gr7" draw:text-style-name="P4" draw:layer="layout" svg:width="6.35cm" svg:height="1.52cm" svg:x="13.065cm" svg:y="5.07cm">
              <draw:text-box>
                <text:p text:style-name="P4"><text:span text:style-name="T3">mass-point</text:span></text:p>
              </draw:text-box>
            </draw:frame>
            <draw:line draw:style-name="gr2" draw:text-style-name="P1" draw:layer="layout" svg:x1="17.47cm" svg:y1="13.714cm" svg:x2="14.346cm" svg:y2="13.689cm">
              <text:p/>
            </draw:line>
            <draw:line draw:style-name="gr3" draw:text-style-name="P1" draw:layer="layout" svg:x1="17.47cm" svg:y1="13.714cm" svg:x2="17.47cm" svg:y2="16.214cm">
              <text:p/>
            </draw:line>
            <draw:line draw:style-name="gr3" draw:text-style-name="P1" draw:layer="layout" svg:x1="17.47cm" svg:y1="13.714cm" svg:x2="14.97cm" svg:y2="13.714cm">
              <text:p/>
            </draw:line>
            <draw:line draw:style-name="gr4" draw:text-style-name="P1" draw:layer="layout" svg:x1="18.542cm" svg:y1="13.728cm" svg:x2="19.971cm" svg:y2="13.728cm">
              <text:p/>
            </draw:line>
            <draw:line draw:style-name="gr2" draw:text-style-name="P1" draw:layer="layout" svg:x1="17.47cm" svg:y1="13.714cm" svg:x2="17.47cm" svg:y2="16.572cm">
              <text:p/>
            </draw:line>
            <draw:line draw:style-name="gr4" draw:text-style-name="P1" draw:layer="layout" svg:x1="18.542cm" svg:y1="13.685cm" svg:x2="18.542cm" svg:y2="12.285cm">
              <text:p/>
            </draw:line>
            <draw:line draw:style-name="gr8" draw:text-style-name="P1" draw:layer="layout" svg:x1="11.16cm" svg:y1="13.7cm" svg:x2="20.59cm" svg:y2="13.7cm">
              <text:p/>
            </draw:line>
            <draw:line draw:style-name="gr8" draw:text-style-name="P1" draw:layer="layout" svg:x1="11.16cm" svg:y1="13.7cm" svg:x2="11.16cm" svg:y2="7.985cm">
              <text:p/>
            </draw:line>
            <draw:frame draw:style-name="gr1" draw:layer="layout" svg:width="1.27cm" svg:height="0.962cm" svg:x="14.023cm" svg:y="12.43cm">
              <draw:text-box>
                <text:p>x </text:p>
              </draw:text-box>
            </draw:frame>
            <draw:frame draw:style-name="gr5" draw:layer="layout" svg:width="0.714cm" svg:height="0.962cm" svg:x="18.066cm" svg:y="15.913cm">
              <draw:text-box>
                <text:p>y</text:p>
              </draw:text-box>
            </draw:frame>
            <draw:frame draw:style-name="gr6" draw:text-style-name="P2" draw:layer="layout" svg:width="0.714cm" svg:height="0.962cm" svg:x="19.415cm" svg:y="12.43cm">
              <draw:text-box>
                <text:p><text:span text:style-name="T1">x</text:span></text:p>
              </draw:text-box>
            </draw:frame>
            <draw:frame draw:style-name="gr5" draw:text-style-name="P3" draw:layer="layout" svg:width="0.714cm" svg:height="0.962cm" svg:x="15.526cm" svg:y="12.43cm">
              <draw:text-box>
                <text:p><text:span text:style-name="T2">x</text:span></text:p>
              </draw:text-box>
            </draw:frame>
            <draw:frame draw:style-name="gr5" draw:text-style-name="P2" draw:layer="layout" svg:width="0.714cm" svg:height="0.962cm" svg:x="17.51cm" svg:y="11.795cm">
              <draw:text-box>
                <text:p><text:span text:style-name="T1">y</text:span></text:p>
              </draw:text-box>
            </draw:frame>
            <draw:frame draw:style-name="gr5" draw:text-style-name="P3" draw:layer="layout" svg:width="0.714cm" svg:height="0.962cm" svg:x="17.51cm" svg:y="14.643cm">
              <draw:text-box>
                <text:p><text:span text:style-name="T2">y</text:span></text:p>
              </draw:text-box>
            </draw:frame>
            <draw:frame draw:style-name="gr6" draw:text-style-name="P5" draw:layer="layout" svg:width="0.714cm" svg:height="0.962cm" svg:x="19.415cm" svg:y="14.008cm">
              <draw:text-box>
                <text:p><text:span text:style-name="T4">x</text:span></text:p>
              </draw:text-box>
            </draw:frame>
            <draw:frame draw:style-name="gr6" draw:text-style-name="P5" draw:layer="layout" svg:width="0.714cm" svg:height="0.962cm" svg:x="11.716cm" svg:y="7.658cm">
              <draw:text-box>
                <text:p><text:span text:style-name="T4">y</text:span></text:p>
              </draw:text-box>
            </draw:frame>
            <draw:line draw:style-name="gr8" draw:text-style-name="P1" draw:layer="layout" svg:x1="10.62cm" svg:y1="6.715cm" svg:x2="13.065cm" svg:y2="6.715cm">
              <text:p/>
            </draw:line>
            <draw:frame draw:style-name="gr7" draw:text-style-name="P4" draw:layer="layout" svg:width="3.81cm" svg:height="1.52cm" svg:x="13.065cm" svg:y="6.465cm">
              <draw:text-box>
                <text:p text:style-name="P4"><text:span text:style-name="T3">inertial</text:span></text:p>
              </draw:text-box>
            </draw:frame>
            <draw:line draw:style-name="gr9" draw:text-style-name="P1" draw:layer="layout" svg:x1="3.54cm" svg:y1="11.16cm" svg:x2="7.985cm" svg:y2="9.89cm">
              <text:p/>
            </draw:line>
            <draw:line draw:style-name="gr9" draw:text-style-name="P1" draw:layer="layout" svg:x1="18.145cm" svg:y1="10.525cm" svg:x2="14.97cm" svg:y2="10.525cm">
              <text:p/>
            </draw:line>
            <draw:frame draw:style-name="gr1" draw:text-style-name="P7" draw:layer="layout" svg:width="6.35cm" svg:height="0.885cm" svg:x="2.27cm" svg:y="8.62cm">
              <draw:text-box>
                <text:p text:style-name="P6"><text:span text:style-name="T5">Vehicle 2</text:span></text:p>
              </draw:text-box>
            </draw:frame>
            <draw:frame draw:style-name="gr1" draw:text-style-name="P7" draw:layer="layout" svg:width="6.35cm" svg:height="0.885cm" svg:x="14.335cm" svg:y="8.62cm">
              <draw:text-box>
                <text:p text:style-name="P6"><text:span text:style-name="T5">Vehicle</text:span></text:p>
              </draw:text-box>
            </draw:frame>
            <draw:line draw:style-name="gr10" draw:text-style-name="P1" draw:layer="layout" svg:x1="11.16cm" svg:y1="17.51cm" svg:x2="17.51cm" svg:y2="17.51cm">
              <text:p/>
            </draw:line>
            <draw:line draw:style-name="gr10" draw:text-style-name="P1" draw:layer="layout" svg:x1="4.81cm" svg:y1="17.51cm" svg:x2="11.16cm" svg:y2="17.51cm">
              <text:p/>
            </draw:line>
            <draw:line draw:style-name="gr10" draw:text-style-name="P1" draw:layer="layout" svg:x1="4.81cm" svg:y1="18.145cm" svg:x2="6.08cm" svg:y2="18.145cm">
              <text:p/>
            </draw:line>
            <draw:line draw:style-name="gr10" draw:text-style-name="P1" draw:layer="layout" svg:x1="17.51cm" svg:y1="17.51cm" svg:x2="18.78cm" svg:y2="17.51cm">
              <text:p/>
            </draw:line>
            <draw:frame draw:style-name="gr1" draw:layer="layout" svg:width="1.905cm" svg:height="0.962cm" svg:x="7.35cm" svg:y="16.719cm">
              <draw:text-box>
                <text:p>10</text:p>
              </draw:text-box>
            </draw:frame>
            <draw:frame draw:style-name="gr1" draw:layer="layout" svg:width="1.905cm" svg:height="0.962cm" svg:x="14.335cm" svg:y="16.719cm">
              <draw:text-box>
                <text:p>10</text:p>
              </draw:text-box>
            </draw:frame>
            <draw:frame draw:style-name="gr1" draw:layer="layout" svg:width="1.905cm" svg:height="0.962cm" svg:x="4.81cm" svg:y="18.145cm">
              <draw:text-box>
                <text:p>1</text:p>
              </draw:text-box>
            </draw:frame>
            <draw:frame draw:style-name="gr1" draw:layer="layout" svg:width="1.905cm" svg:height="0.962cm" svg:x="17.744cm" svg:y="17.662cm">
              <draw:text-box>
                <text:p>1</text:p>
              </draw:text-box>
            </draw:frame>
            <draw:frame draw:style-name="gr1" draw:text-style-name="P4" draw:layer="layout" svg:width="5.715cm" svg:height="0.885cm" svg:x="7.35cm" svg:y="9.89cm">
              <draw:text-box>
                <text:p text:style-name="P4"><text:span text:style-name="T3">velocity</text:span></text:p>
              </draw:text-box>
            </draw:frame>
            <draw:frame draw:style-name="gr1" draw:text-style-name="P4" draw:layer="layout" svg:width="5.715cm" svg:height="0.885cm" svg:x="13.7cm" svg:y="10.525cm">
              <draw:text-box>
                <text:p text:style-name="P4"><text:span text:style-name="T3">velocity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1918" svg:d="m737 1131h394l-564-1131-567 1131h398l-398 787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9-05T16:24:30</meta:creation-date>
    <dc:date>2012-09-26T13:39:35</dc:date>
    <meta:editing-duration>PT02H47M35S</meta:editing-duration>
    <meta:editing-cycles>4</meta:editing-cycles>
    <meta:generator>OpenOffice.org/3.1$Unix OpenOffice.org_project/310m19$Build-9420</meta:generator>
    <meta:document-statistic meta:object-count="52"/>
  </office:meta>
</office:document-meta>
</file>